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Will Stay</text:p>
      <text:p text:style-name="Standard"/>
      <text:p text:style-name="Standard">Intro: 2x(/E /A*/)</text:p>
      <text:p text:style-name="Standard"/>
      <text:p text:style-name="Standard">Strophe:</text:p>
      <text:p text:style-name="Standard">/E</text:p>
      <text:p text:style-name="Standard">I don't feel no pain at all,</text:p>
      <text:p text:style-name="Standard">'cause i love you </text:p>
      <text:p text:style-name="Standard">and nothing counts more</text:p>
      <text:p text:style-name="Standard"/>
      <text:p text:style-name="Standard">Bridge:</text:p>
      <text:p text:style-name="Standard">and nothing counts more than</text:p>
      <text:p text:style-name="Standard"/>
      <text:p text:style-name="Standard">Refrain:</text:p>
      <text:p text:style-name="Standard">You ahuh, you and me and</text:p>
      <text:p text:style-name="Standard">when the sun is gone away</text:p>
      <text:p text:style-name="Standard">our love will stay, yeah</text:p>
      <text:p text:style-name="Standard">we remain</text:p>
      <text:p text:style-name="Standard"/>
      <text:p text:style-name="Standard">Bridge:</text:p>
      <text:p text:style-name="Standard">I don't want to hurt you (once) a-...</text:p>
      <text:p text:style-name="Standard"/>
      <text:p text:style-name="Standard">Intro:</text:p>
      <text:p text:style-name="Standard">...gain</text:p>
      <text:p text:style-name="Standard"/>
      <text:p text:style-name="Standard">Strophe 2:</text:p>
      <text:p text:style-name="Standard">I don't feel no pain at all,</text:p>
      <text:p text:style-name="Standard">'cause you are here and</text:p>
      <text:p text:style-name="Standard">I am here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Felix Reinhart</meta:initial-creator>
    <meta:creation-date>2006-03-06T12:53:21</meta:creation-date>
    <dc:creator>Felix Reinhart</dc:creator>
    <dc:date>2006-03-06T13:00:30</dc:date>
    <dc:language>de-DE</dc:language>
    <meta:editing-cycles>4</meta:editing-cycles>
    <meta:editing-duration>PT7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80" meta:character-count="370"/>
  </office:meta>
</office:document-meta>
</file>